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8" style:family="table">
      <style:table-properties style:width="17cm" table:align="left"/>
    </style:style>
    <style:style style:name="Tabla8.A" style:family="table-column">
      <style:table-column-properties style:column-width="4.78cm"/>
    </style:style>
    <style:style style:name="Tabla8.B" style:family="table-column">
      <style:table-column-properties style:column-width="12.22cm"/>
    </style:style>
    <style:style style:name="Tabla8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paragraph-rsid="000acab2"/>
    </style:style>
    <style:style style:name="P2" style:family="paragraph" style:parent-style-name="Heading_20_1">
      <style:text-properties officeooo:paragraph-rsid="000acab2"/>
    </style:style>
    <style:style style:name="P3" style:family="paragraph" style:parent-style-name="Heading_20_2">
      <style:text-properties officeooo:paragraph-rsid="000acab2"/>
    </style:style>
    <style:style style:name="P4" style:family="paragraph" style:parent-style-name="Text_20_body" style:list-style-name="L1">
      <style:text-properties officeooo:paragraph-rsid="000acab2"/>
    </style:style>
    <style:style style:name="P5" style:family="paragraph" style:parent-style-name="Horizontal_20_Line">
      <style:text-properties officeooo:paragraph-rsid="000acab2"/>
    </style:style>
    <style:style style:name="P6" style:family="paragraph" style:parent-style-name="Text_20_body" style:list-style-name="L2">
      <style:text-properties officeooo:paragraph-rsid="000acab2"/>
    </style:style>
    <style:style style:name="P7" style:family="paragraph" style:parent-style-name="Heading_20_3">
      <style:text-properties officeooo:paragraph-rsid="000acab2"/>
    </style:style>
    <style:style style:name="P8" style:family="paragraph" style:parent-style-name="Text_20_body" style:list-style-name="L3">
      <style:text-properties officeooo:paragraph-rsid="000acab2"/>
    </style:style>
    <style:style style:name="P9" style:family="paragraph" style:parent-style-name="Text_20_body" style:list-style-name="L4">
      <style:text-properties officeooo:paragraph-rsid="000acab2"/>
    </style:style>
    <style:style style:name="P10" style:family="paragraph" style:parent-style-name="Text_20_body" style:list-style-name="L5">
      <style:text-properties officeooo:paragraph-rsid="000acab2"/>
    </style:style>
    <style:style style:name="P11" style:family="paragraph" style:parent-style-name="Text_20_body" style:list-style-name="L6">
      <style:text-properties officeooo:paragraph-rsid="000acab2"/>
    </style:style>
    <style:style style:name="P12" style:family="paragraph" style:parent-style-name="Text_20_body" style:list-style-name="L7">
      <style:text-properties officeooo:paragraph-rsid="000acab2"/>
    </style:style>
    <style:style style:name="P13" style:family="paragraph" style:parent-style-name="Text_20_body" style:list-style-name="L8">
      <style:text-properties officeooo:paragraph-rsid="000acab2"/>
    </style:style>
    <style:style style:name="P14" style:family="paragraph" style:parent-style-name="Text_20_body" style:list-style-name="L9">
      <style:text-properties officeooo:paragraph-rsid="000acab2"/>
    </style:style>
    <style:style style:name="P15" style:family="paragraph" style:parent-style-name="Text_20_body" style:list-style-name="L10">
      <style:text-properties officeooo:paragraph-rsid="000acab2"/>
    </style:style>
    <style:style style:name="P16" style:family="paragraph" style:parent-style-name="Text_20_body" style:list-style-name="L11">
      <style:text-properties officeooo:paragraph-rsid="000acab2"/>
    </style:style>
    <style:style style:name="P17" style:family="paragraph" style:parent-style-name="Text_20_body" style:list-style-name="L12">
      <style:text-properties officeooo:paragraph-rsid="000acab2"/>
    </style:style>
    <style:style style:name="P18" style:family="paragraph" style:parent-style-name="Text_20_body" style:list-style-name="L13">
      <style:text-properties officeooo:paragraph-rsid="000acab2"/>
    </style:style>
    <style:style style:name="P19" style:family="paragraph" style:parent-style-name="Table_20_Heading">
      <style:text-properties officeooo:paragraph-rsid="000acab2"/>
    </style:style>
    <style:style style:name="P20" style:family="paragraph" style:parent-style-name="Table_20_Contents">
      <style:text-properties officeooo:paragraph-rsid="000acab2"/>
    </style:style>
    <style:style style:name="P21" style:family="paragraph" style:parent-style-name="Text_20_body" style:list-style-name="L14">
      <style:text-properties officeooo:paragraph-rsid="000acab2"/>
    </style:style>
    <style:style style:name="P22" style:family="paragraph" style:parent-style-name="Text_20_body" style:list-style-name="L15">
      <style:text-properties officeooo:paragraph-rsid="000acab2"/>
    </style:style>
    <style:style style:name="P23" style:family="paragraph" style:parent-style-name="Text_20_body" style:list-style-name="L16">
      <style:text-properties officeooo:paragraph-rsid="000acab2"/>
    </style:style>
    <style:style style:name="P24" style:family="paragraph" style:parent-style-name="Standard">
      <style:text-properties officeooo:paragraph-rsid="000acab2"/>
    </style:style>
    <style:style style:name="P25" style:family="paragraph" style:parent-style-name="Text_20_body" style:list-style-name="L17">
      <style:text-properties officeooo:paragraph-rsid="000acab2"/>
    </style:style>
    <style:style style:name="P26" style:family="paragraph" style:parent-style-name="Text_20_body" style:list-style-name="L18">
      <style:text-properties officeooo:paragraph-rsid="000acab2"/>
    </style:style>
    <style:style style:name="P27" style:family="paragraph" style:parent-style-name="Text_20_body" style:list-style-name="L19">
      <style:text-properties officeooo:paragraph-rsid="000acab2"/>
    </style:style>
    <style:style style:name="P28" style:family="paragraph" style:parent-style-name="Quotations">
      <style:text-properties officeooo:paragraph-rsid="000acab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h text:style-name="P2" text:outline-level="1"><text:span text:style-name="Strong_20_Emphasis">BRIEFING WEB – Página de Startup: ContentShield AI</text:span></text:h>
      <text:h text:style-name="P3" text:outline-level="2"><text:span text:style-name="Strong_20_Emphasis">1. Objetivo del Proyecto</text:span></text:h>
      <text:p text:style-name="P1">Diseñar y desarrollar la página web principal de <text:span text:style-name="Strong_20_Emphasis">ContentShield AI</text:span>, una startup de ciberseguridad enfocada en proteger contenido digital frente al uso indebido por agentes de inteligencia artificial.</text:p>
      <text:p text:style-name="P1">La web debe:</text:p>
      <text:list text:style-name="L1">
        <text:list-item>
          <text:p text:style-name="P4">Presentar claramente la <text:span text:style-name="Strong_20_Emphasis">propuesta de valor</text:span></text:p>
        </text:list-item>
        <text:list-item>
          <text:p text:style-name="P4">Explicar las funcionalidades del producto</text:p>
        </text:list-item>
        <text:list-item>
          <text:p text:style-name="P4">Facilitar el <text:span text:style-name="Strong_20_Emphasis">registro anticipado de usuarios</text:span></text:p>
        </text:list-item>
        <text:list-item>
          <text:p text:style-name="P4">Mostrar alineación con los <text:span text:style-name="Strong_20_Emphasis">ODS</text:span> y ética tecnológica</text:p>
        </text:list-item>
        <text:list-item>
          <text:p text:style-name="P4">Ser visualmente atractiva y transmitir confianza tecnológica</text:p>
        </text:list-item>
      </text:list>
      <text:p text:style-name="P5"/>
      <text:h text:style-name="P3" text:outline-level="2"><text:span text:style-name="Strong_20_Emphasis">2. Público Objetivo</text:span></text:h>
      <text:list text:style-name="L2">
        <text:list-item>
          <text:p text:style-name="P6">Creadores de contenido (bloggers, medios, ilustradores, formadores online)</text:p>
        </text:list-item>
        <text:list-item>
          <text:p text:style-name="P6">Empresas con sitios en WordPress u otros CMS</text:p>
        </text:list-item>
        <text:list-item>
          <text:p text:style-name="P6">Plataformas educativas y agencias de contenidos</text:p>
        </text:list-item>
        <text:list-item>
          <text:p text:style-name="P6">Profesionales preocupados por el uso de IA sin consentimiento</text:p>
        </text:list-item>
      </text:list>
      <text:p text:style-name="P5"/>
      <text:h text:style-name="P3" text:outline-level="2"><text:span text:style-name="Strong_20_Emphasis">3. Arquitectura del Sitio (Secciones)</text:span></text:h>
      <text:h text:style-name="P7" text:outline-level="3"><text:span text:style-name="Strong_20_Emphasis">A. Home / Landing</text:span></text:h>
      <text:list text:style-name="L3">
        <text:list-item>
          <text:p text:style-name="P8">Encabezado con tagline: <text:span text:style-name="Emphasis">“Tu contenido. Tus reglas. Contra la IA, tú mandas.”</text:span></text:p>
        </text:list-item>
        <text:list-item>
          <text:p text:style-name="P8">CTA principal: <text:span text:style-name="Strong_20_Emphasis">"Proteger mi contenido ahora"</text:span></text:p>
        </text:list-item>
        <text:list-item>
          <text:p text:style-name="P8">Subtexto: “La primera plataforma integral para bloquear, rastrear y defender tu contenido frente a modelos de IA.”</text:p>
        </text:list-item>
      </text:list>
      <text:h text:style-name="P7" text:outline-level="3"><text:span text:style-name="Strong_20_Emphasis">B. Problema + Solución</text:span></text:h>
      <text:list text:style-name="L4">
        <text:list-item>
          <text:p text:style-name="P9"><text:soft-page-break/>Bloques visuales tipo "antes/después"</text:p>
        </text:list-item>
        <text:list-item>
          <text:p text:style-name="P9">Explicación clara del problema: uso no autorizado del contenido por IA</text:p>
        </text:list-item>
        <text:list-item>
          <text:p text:style-name="P9">Muestra cómo ContentShield AI responde con 4 niveles:</text:p>
          <text:list>
            <text:list-item>
              <text:p text:style-name="P9">Bloqueo técnico (<text:span text:style-name="Source_20_Text">robots.txt</text:span>, <text:span text:style-name="Source_20_Text">llms.txt</text:span>)</text:p>
            </text:list-item>
            <text:list-item>
              <text:p text:style-name="P9">Fingerprinting de texto e imagen</text:p>
            </text:list-item>
            <text:list-item>
              <text:p text:style-name="P9">Monitoreo y auditoría de modelos IA</text:p>
            </text:list-item>
            <text:list-item>
              <text:p text:style-name="P9">Prueba legal de autoría en blockchain</text:p>
            </text:list-item>
          </text:list>
        </text:list-item>
      </text:list>
      <text:h text:style-name="P7" text:outline-level="3"><text:span text:style-name="Strong_20_Emphasis">C. Funcionalidades del Producto</text:span></text:h>
      <text:list text:style-name="L5">
        <text:list-item>
          <text:p text:style-name="P10">Íconos animados o tarjetas para cada función:</text:p>
          <text:list>
            <text:list-item>
              <text:p text:style-name="P10">Plugin WordPress</text:p>
            </text:list-item>
            <text:list-item>
              <text:p text:style-name="P10">Panel de control</text:p>
            </text:list-item>
            <text:list-item>
              <text:p text:style-name="P10">Registro en blockchain</text:p>
            </text:list-item>
            <text:list-item>
              <text:p text:style-name="P10">Sistema de alertas</text:p>
            </text:list-item>
          </text:list>
        </text:list-item>
        <text:list-item>
          <text:p text:style-name="P10">Opción de vista desarrollador (API REST) y legal</text:p>
        </text:list-item>
      </text:list>
      <text:h text:style-name="P7" text:outline-level="3"><text:span text:style-name="Strong_20_Emphasis">D. Planes y modelo freemium</text:span></text:h>
      <text:list text:style-name="L6">
        <text:list-item>
          <text:p text:style-name="P11">Tabla simple: Gratis / Pro / Empresa</text:p>
        </text:list-item>
        <text:list-item>
          <text:p text:style-name="P11">Detalla qué incluye cada plan (protección básica, fingerprint, blockchain, auditorías, API)</text:p>
        </text:list-item>
      </text:list>
      <text:h text:style-name="P7" text:outline-level="3"><text:span text:style-name="Strong_20_Emphasis">E. Registro anticipado / early access</text:span></text:h>
      <text:list text:style-name="L7">
        <text:list-item>
          <text:p text:style-name="P12">Formulario sencillo con nombre, email, web</text:p>
        </text:list-item>
        <text:list-item>
          <text:p text:style-name="P12">CTA: “Quiero proteger mi web del scraping IA”</text:p>
        </text:list-item>
      </text:list>
      <text:h text:style-name="P7" text:outline-level="3"><text:span text:style-name="Strong_20_Emphasis">F. Preguntas Frecuentes (FAQs)</text:span></text:h>
      <text:list text:style-name="L8">
        <text:list-item>
          <text:p text:style-name="P13">¿La IA puede ignorar <text:span text:style-name="Source_20_Text">robots.txt</text:span>?</text:p>
        </text:list-item>
        <text:list-item>
          <text:p text:style-name="P13">¿Es legal registrar en blockchain?</text:p>
        </text:list-item>
        <text:list-item>
          <text:p text:style-name="P13">¿Cómo detecto si un LLM usó mi contenido?</text:p>
        </text:list-item>
        <text:list-item>
          <text:p text:style-name="P13">¿Funciona con mi CMS?</text:p>
        </text:list-item>
      </text:list>
      <text:h text:style-name="P7" text:outline-level="3"><text:span text:style-name="Strong_20_Emphasis">G. Ética y ODS</text:span></text:h>
      <text:list text:style-name="L9">
        <text:list-item>
          <text:p text:style-name="P14">Sección dedicada a los <text:span text:style-name="Strong_20_Emphasis">ODS</text:span> relacionados:</text:p>
          <text:list>
            <text:list-item>
              <text:p text:style-name="P14">Trabajo digno (ODS 8)</text:p>
            </text:list-item>
            <text:list-item>
              <text:p text:style-name="P14">Innovación responsable (ODS 9)</text:p>
            </text:list-item>
            <text:list-item>
              <text:p text:style-name="P14">Reducción de desigualdad digital (ODS 10)</text:p>
            </text:list-item>
            <text:list-item>
              <text:p text:style-name="P14"><text:soft-page-break/>Consumo responsable (ODS 12)</text:p>
            </text:list-item>
            <text:list-item>
              <text:p text:style-name="P14">Instituciones sólidas (ODS 16)</text:p>
            </text:list-item>
          </text:list>
        </text:list-item>
        <text:list-item>
          <text:p text:style-name="P14">Muestra compromiso con estándares éticos</text:p>
        </text:list-item>
      </text:list>
      <text:h text:style-name="P7" text:outline-level="3"><text:span text:style-name="Strong_20_Emphasis">H. Footer</text:span></text:h>
      <text:list text:style-name="L10">
        <text:list-item>
          <text:p text:style-name="P15">Enlaces rápidos: Política de privacidad, aviso legal, contacto</text:p>
        </text:list-item>
        <text:list-item>
          <text:p text:style-name="P15">Redes sociales, newsletter, GitHub o Docs API si aplica</text:p>
        </text:list-item>
      </text:list>
      <text:p text:style-name="P5"/>
      <text:h text:style-name="P3" text:outline-level="2"><text:span text:style-name="Strong_20_Emphasis">4. Requisitos Técnicos</text:span></text:h>
      <text:h text:style-name="P7" text:outline-level="3"><text:span text:style-name="Strong_20_Emphasis">Diseño (UX/UI)</text:span></text:h>
      <text:list text:style-name="L11">
        <text:list-item>
          <text:p text:style-name="P16">Moderno, confiable y ético</text:p>
        </text:list-item>
        <text:list-item>
          <text:p text:style-name="P16">Colores sobrios: azul profundo, blanco, toques de rojo o violeta para destacar</text:p>
        </text:list-item>
        <text:list-item>
          <text:p text:style-name="P16">Tipografía: clara, profesional, ligera</text:p>
        </text:list-item>
        <text:list-item>
          <text:p text:style-name="P16">Layout tipo SaaS tech (ej. Vercel, Figma, Ghost)</text:p>
        </text:list-item>
      </text:list>
      <text:h text:style-name="P7" text:outline-level="3"><text:span text:style-name="Strong_20_Emphasis">Responsive</text:span></text:h>
      <text:list text:style-name="L12">
        <text:list-item>
          <text:p text:style-name="P17">100% responsive en móvil, tablet y escritorio</text:p>
        </text:list-item>
      </text:list>
      <text:h text:style-name="P7" text:outline-level="3"><text:span text:style-name="Strong_20_Emphasis">SEO y rendimiento</text:span></text:h>
      <text:list text:style-name="L13">
        <text:list-item>
          <text:p text:style-name="P18">Optimizado para SEO técnico</text:p>
        </text:list-item>
        <text:list-item>
          <text:p text:style-name="P18">Carga rápida (Lighthouse score +90)</text:p>
        </text:list-item>
        <text:list-item>
          <text:p text:style-name="P18">Meta etiquetas para compartir en redes</text:p>
        </text:list-item>
      </text:list>
      <text:p text:style-name="P5"/>
      <text:h text:style-name="P3" text:outline-level="2"><text:span text:style-name="Strong_20_Emphasis">5. Requisitos Funcionales</text:span></text:h>
      <table:table table:name="Tabla8" table:style-name="Tabla8">
        <table:table-column table:style-name="Tabla8.A"/>
        <table:table-column table:style-name="Tabla8.B"/>
        <table:table-header-rows>
          <table:table-row>
            <table:table-cell table:style-name="Tabla8.A1" office:value-type="string">
              <text:p text:style-name="P19">Elemento</text:p>
            </table:table-cell>
            <table:table-cell table:style-name="Tabla8.A1" office:value-type="string">
              <text:p text:style-name="P19">Detalle</text:p>
            </table:table-cell>
          </table:table-row>
        </table:table-header-rows>
        <table:table-row>
          <table:table-cell table:style-name="Tabla8.A1" office:value-type="string">
            <text:p text:style-name="P20">Formulario de registro</text:p>
          </table:table-cell>
          <table:table-cell table:style-name="Tabla8.A1" office:value-type="string">
            <text:p text:style-name="P20">Almacena datos (email, web, tipo de usuario) en base de datos o servicio (ej. Mailchimp, Supabase)</text:p>
          </table:table-cell>
        </table:table-row>
        <table:table-row>
          <table:table-cell table:style-name="Tabla8.A1" office:value-type="string">
            <text:p text:style-name="P20">Animaciones suaves</text:p>
          </table:table-cell>
          <table:table-cell table:style-name="Tabla8.A1" office:value-type="string">
            <text:p text:style-name="P20">Al pasar el mouse, cargar secciones, íconos</text:p>
          </table:table-cell>
        </table:table-row>
        <table:table-row>
          <table:table-cell table:style-name="Tabla8.A1" office:value-type="string">
            <text:p text:style-name="P20">Interactividad</text:p>
          </table:table-cell>
          <table:table-cell table:style-name="Tabla8.A1" office:value-type="string">
            <text:p text:style-name="P20">Tabs, sliders, collapsibles para mostrar características</text:p>
          </table:table-cell>
        </table:table-row>
        <table:table-row>
          <table:table-cell table:style-name="Tabla8.A1" office:value-type="string">
            <text:p text:style-name="P20">Panel de administración opcional</text:p>
          </table:table-cell>
          <table:table-cell table:style-name="Tabla8.A1" office:value-type="string">
            <text:p text:style-name="P20">Para validar registros (puede ser en fase 2)</text:p>
          </table:table-cell>
        </table:table-row>
      </table:table>
      <text:p text:style-name="P5"/>
      <text:h text:style-name="P3" text:outline-level="2"><text:span text:style-name="Strong_20_Emphasis">6. Tecnologías sugeridas</text:span></text:h>
      <text:list text:style-name="L14">
        <text:list-item>
          <text:p text:style-name="P21"><text:span text:style-name="Strong_20_Emphasis">Frontend:</text:span> Next.js o React + TailwindCSS</text:p>
        </text:list-item>
        <text:list-item>
          <text:p text:style-name="P21"><text:soft-page-break/><text:span text:style-name="Strong_20_Emphasis">Backend (si aplica):</text:span> Node.js o Firebase Functions (registro)</text:p>
        </text:list-item>
        <text:list-item>
          <text:p text:style-name="P21"><text:span text:style-name="Strong_20_Emphasis">CMS:</text:span> Opcional si se quiere editable (ej. Sanity, Strapi)</text:p>
        </text:list-item>
        <text:list-item>
          <text:p text:style-name="P21"><text:span text:style-name="Strong_20_Emphasis">Formularios:</text:span> Mailchimp, Brevo, Sendinblue o Airtable para beta testers</text:p>
        </text:list-item>
        <text:list-item>
          <text:p text:style-name="P21"><text:span text:style-name="Strong_20_Emphasis">Despliegue:</text:span> Vercel, Netlify o similar</text:p>
        </text:list-item>
      </text:list>
      <text:p text:style-name="P5"/>
      <text:h text:style-name="P3" text:outline-level="2"><text:span text:style-name="Strong_20_Emphasis">7. Entregables esperados</text:span></text:h>
      <text:list text:style-name="L15">
        <text:list-item>
          <text:p text:style-name="P22">Maqueta (Figma o Sketch)</text:p>
        </text:list-item>
        <text:list-item>
          <text:p text:style-name="P22">Versión funcional en entorno staging</text:p>
        </text:list-item>
        <text:list-item>
          <text:p text:style-name="P22">Código fuente en GitHub o ZIP</text:p>
        </text:list-item>
        <text:list-item>
          <text:p text:style-name="P22">Documentación mínima de despliegue</text:p>
        </text:list-item>
      </text:list>
      <text:p text:style-name="P5"/>
      <text:h text:style-name="P3" text:outline-level="2"><text:span text:style-name="Strong_20_Emphasis">8. Ejemplos de inspiración</text:span></text:h>
      <text:list text:style-name="L16">
        <text:list-item>
          <text:p text:style-name="P23"><text:a xlink:type="simple" xlink:href="https://ghost.org/" text:style-name="Internet_20_link" text:visited-style-name="Visited_20_Internet_20_Link">Ghost.org</text:a></text:p>
        </text:list-item>
        <text:list-item>
          <text:p text:style-name="P23"><text:a xlink:type="simple" xlink:href="https://vercel.com/" text:style-name="Internet_20_link" text:visited-style-name="Visited_20_Internet_20_Link">Vercel.com</text:a></text:p>
        </text:list-item>
        <text:list-item>
          <text:p text:style-name="P23"><text:a xlink:type="simple" xlink:href="https://usefathom.com/" text:style-name="Internet_20_link" text:visited-style-name="Visited_20_Internet_20_Link">Fathom Analytics</text:a></text:p>
        </text:list-item>
        <text:list-item>
          <text:p text:style-name="P23"><text:a xlink:type="simple" xlink:href="https://figma.com/" text:style-name="Internet_20_link" text:visited-style-name="Visited_20_Internet_20_Link">Figma.com</text:a></text:p>
        </text:list-item>
      </text:list>
      <text:p text:style-name="P5"/>
      <text:p text:style-name="P1">¿Quieres que convierta esto en un archivo PDF profesional o en un documento editable para compartir con tu equipo o diseñadores freelance (por ejemplo, en Notion o Google Docs)? También puedo hacer el wireframe inicial en Figma si lo deseas.</text:p>
      <text:p text:style-name="P24"/>
      <text:p text:style-name="P1">Aquí tienes un <text:span text:style-name="Strong_20_Emphasis">prompt detallado</text:span> para generar tu página web con una IA como GPT-4 (o herramientas como Framer AI, Builder.io, o V0.dev):</text:p>
      <text:p text:style-name="P5"/>
      <text:p text:style-name="P1"><text:span text:style-name="Strong_20_Emphasis">PROMPT PARA IA GENERADORA DE WEBS:</text:span></text:p>
      <text:p text:style-name="P1">Claro, aquí tienes el prompt actualizado integrando los <text:span text:style-name="Strong_20_Emphasis">buyer personas</text:span> y las <text:span text:style-name="Strong_20_Emphasis">narrativas</text:span> en la estructura de la web, ubicándolos en secciones clave para que fluyan de forma coherente y natural, sin fricciones:</text:p>
      <text:p text:style-name="P5"/>
      <text:h text:style-name="P2" text:outline-level="1"><text:soft-page-break/>Prompt completo para diseño web ContentShield AI</text:h>
      <text:p text:style-name="P1">Diseña una página web moderna, responsive y funcional para una startup llamada <text:span text:style-name="Strong_20_Emphasis">ContentShield AI</text:span>, cuya misión es proteger el contenido digital de autores y empresas frente al uso indebido por modelos de inteligencia artificial.</text:p>
      <text:p text:style-name="P5"/>
      <text:h text:style-name="P7" text:outline-level="3">Instrucciones de diseño</text:h>
      <text:list text:style-name="L17">
        <text:list-item>
          <text:p text:style-name="P25">Estilo visual tipo SaaS tech (como Vercel, Fathom Analytics o Ghost.org)</text:p>
        </text:list-item>
        <text:list-item>
          <text:p text:style-name="P25">Paleta: azul oscuro (#0a2540), blanco, acentos en rojo suave o violeta (#8c4fff)</text:p>
        </text:list-item>
        <text:list-item>
          <text:p text:style-name="P25">Tipografía limpia, profesional (como Inter, IBM Plex, o SF Pro)</text:p>
        </text:list-item>
        <text:list-item>
          <text:p text:style-name="P25">Uso de íconos, secciones animadas suaves al hacer scroll</text:p>
        </text:list-item>
      </text:list>
      <text:p text:style-name="P5"/>
      <text:h text:style-name="P7" text:outline-level="3">Estructura mejorada de la página con bloques SaaS y narrativas integradas</text:h>
      <text:list text:style-name="L18">
        <text:list-item>
          <text:p text:style-name="P26"><text:span text:style-name="Strong_20_Emphasis">Hero Section</text:span></text:p>
          <text:list>
            <text:list-item>
              <text:p text:style-name="P26">Tagline: <text:span text:style-name="Emphasis">"Tu contenido. Tus reglas. Contra la IA, tú mandas."</text:span></text:p>
            </text:list-item>
            <text:list-item>
              <text:p text:style-name="P26">CTA principal: “Proteger mi contenido ahora” con formulario de email</text:p>
            </text:list-item>
            <text:list-item>
              <text:p text:style-name="P26">Imagen o ilustración abstracta relacionada con IA o protección</text:p>
            </text:list-item>
            <text:list-item>
              <text:p text:style-name="P26"><text:span text:style-name="Strong_20_Emphasis">Narrativa breve y potente</text:span> que resuma la propuesta de valor principal:<text:line-break/>"En un mundo donde la IA puede copiar tu contenido sin permiso, ContentShield AI te da el control total para proteger tu obra y demostrar tu autoría legalmente."</text:p>
            </text:list-item>
          </text:list>
        </text:list-item>
        <text:list-item>
          <text:p text:style-name="P26"><text:span text:style-name="Strong_20_Emphasis">Problema + Solución</text:span></text:p>
          <text:list>
            <text:list-item>
              <text:p text:style-name="P26">Explicación clara con bloques visuales del problema del scraping IA y la solución técnica de ContentShield (robots.txt, fingerprinting, auditoría IA, blockchain)</text:p>
            </text:list-item>
            <text:list-item>
              <text:p text:style-name="P26"><text:span text:style-name="Strong_20_Emphasis">Narrativa para empatizar con usuarios</text:span>: "Sabemos lo importante que es tu contenido. Protege tu esfuerzo frente a un mundo donde la inteligencia artificial puede usarlo sin control."</text:p>
            </text:list-item>
          </text:list>
        </text:list-item>
        <text:list-item>
          <text:p text:style-name="P26"><text:span text:style-name="Strong_20_Emphasis">Buyer Personas / Clientes ideales</text:span></text:p>
          <text:list>
            <text:list-item>
              <text:p text:style-name="P26">Sección visual y descriptiva con iconos o ilustraciones para cada buyer persona:</text:p>
              <text:list>
                <text:list-item>
                  <text:p text:style-name="P26">Autor Digital Independiente</text:p>
                </text:list-item>
                <text:list-item>
                  <text:p text:style-name="P26">Empresa Mediana de Medios Digitales</text:p>
                </text:list-item>
                <text:list-item>
                  <text:p text:style-name="P26">Agencia de Marketing / Consultoría IP</text:p>
                </text:list-item>
                <text:list-item>
                  <text:p text:style-name="P26">Startups y Desarrolladores</text:p>
                </text:list-item>
              </text:list>
            </text:list-item>
            <text:list-item>
              <text:p text:style-name="P26"><text:soft-page-break/>Resumen de sus principales retos y cómo ContentShield AI responde a sus necesidades específicas</text:p>
            </text:list-item>
            <text:list-item>
              <text:p text:style-name="P26">CTA secundaria invitando a descubrir cómo nuestra solución se adapta a cada perfil</text:p>
            </text:list-item>
          </text:list>
        </text:list-item>
        <text:list-item>
          <text:p text:style-name="P26"><text:span text:style-name="Strong_20_Emphasis">Compatibilidad Universal</text:span></text:p>
          <text:list>
            <text:list-item>
              <text:p text:style-name="P26">Iconos de CMS y plataformas soportadas (WordPress, Shopify, Webflow, etc.)</text:p>
            </text:list-item>
            <text:list-item>
              <text:p text:style-name="P26">Mensaje claro: "Independientemente de la tecnología que uses, ContentShield AI puede proteger tu contenido."</text:p>
            </text:list-item>
          </text:list>
        </text:list-item>
        <text:list-item>
          <text:p text:style-name="P26"><text:span text:style-name="Strong_20_Emphasis">Características del Producto</text:span></text:p>
          <text:list>
            <text:list-item>
              <text:p text:style-name="P26">Cuatro tarjetas con íconos para: Protección técnica, Fingerprinting inteligente, Monitor IA y Prueba legal</text:p>
            </text:list-item>
          </text:list>
        </text:list-item>
        <text:list-item>
          <text:p text:style-name="P26"><text:span text:style-name="Strong_20_Emphasis">Planes de Uso</text:span></text:p>
          <text:list>
            <text:list-item>
              <text:p text:style-name="P26">Tabla comparativa de planes Gratis, Pro y Empresa mostrando funciones clave para cada segmento</text:p>
            </text:list-item>
          </text:list>
        </text:list-item>
        <text:list-item>
          <text:p text:style-name="P26"><text:span text:style-name="Strong_20_Emphasis">Integraciones y API</text:span></text:p>
          <text:list>
            <text:list-item>
              <text:p text:style-name="P26">Explicación breve sobre integración con otras herramientas, APIs, SDKs y plugins para desarrolladores</text:p>
            </text:list-item>
          </text:list>
        </text:list-item>
        <text:list-item>
          <text:p text:style-name="P26"><text:span text:style-name="Strong_20_Emphasis">Testimonios y Casos de Éxito</text:span></text:p>
          <text:list>
            <text:list-item>
              <text:p text:style-name="P26">Comentarios reales o ficticios representando a distintos buyer personas</text:p>
            </text:list-item>
            <text:list-item>
              <text:p text:style-name="P26">Logos de clientes o partners destacados para generar confianza</text:p>
            </text:list-item>
          </text:list>
        </text:list-item>
        <text:list-item>
          <text:p text:style-name="P26"><text:span text:style-name="Strong_20_Emphasis">Demo o Tour Interactivo</text:span></text:p>
          <text:list>
            <text:list-item>
              <text:p text:style-name="P26">Vídeo o slider que muestre el panel de control y funcionalidades en acción</text:p>
            </text:list-item>
            <text:list-item>
              <text:p text:style-name="P26">CTA para solicitar demo personalizada</text:p>
            </text:list-item>
          </text:list>
        </text:list-item>
        <text:list-item>
          <text:p text:style-name="P26"><text:span text:style-name="Strong_20_Emphasis">Seguridad y Privacidad</text:span></text:p>
          <text:list>
            <text:list-item>
              <text:p text:style-name="P26">Explicación clara sobre protección de datos de usuarios</text:p>
            </text:list-item>
            <text:list-item>
              <text:p text:style-name="P26">Mención de certificaciones y estándares de cumplimiento (GDPR, CCPA)</text:p>
            </text:list-item>
          </text:list>
        </text:list-item>
        <text:list-item>
          <text:p text:style-name="P26"><text:span text:style-name="Strong_20_Emphasis">ODS y Ética</text:span></text:p>
          <text:list>
            <text:list-item>
              <text:p text:style-name="P26">Cómo ContentShield AI contribuye a los ODS 8, 9, 10, 12 y 16, reforzando el compromiso ético y social</text:p>
            </text:list-item>
          </text:list>
        </text:list-item>
        <text:list-item>
          <text:p text:style-name="P26"><text:span text:style-name="Strong_20_Emphasis">FAQs</text:span></text:p>
          <text:list>
            <text:list-item>
              <text:p text:style-name="P26">Preguntas frecuentes para aclarar dudas comunes sobre la protección del contenido frente a IA</text:p>
            </text:list-item>
          </text:list>
        </text:list-item>
        <text:list-item>
          <text:p text:style-name="P26"><text:span text:style-name="Strong_20_Emphasis">Sección de Registro Anticipado</text:span></text:p>
          <text:list>
            <text:list-item>
              <text:p text:style-name="P26">Formulario con nombre, email, tipo de web y CTA claro: “Quiero proteger mi web del scraping IA”</text:p>
            </text:list-item>
          </text:list>
        </text:list-item>
        <text:list-item>
          <text:p text:style-name="P26"><text:soft-page-break/><text:span text:style-name="Strong_20_Emphasis">Footer</text:span></text:p>
          <text:list>
            <text:list-item>
              <text:p text:style-name="P26">Enlaces legales, contacto, redes sociales, logo, email de contacto</text:p>
            </text:list-item>
          </text:list>
        </text:list-item>
      </text:list>
      <text:p text:style-name="P5"/>
      <text:h text:style-name="P7" text:outline-level="3">Funcionalidades esperadas</text:h>
      <text:list text:style-name="L19">
        <text:list-item>
          <text:p text:style-name="P27">Página 100% responsive (móvil, tablet, escritorio)</text:p>
        </text:list-item>
        <text:list-item>
          <text:p text:style-name="P27">Optimización SEO y velocidad</text:p>
        </text:list-item>
        <text:list-item>
          <text:p text:style-name="P27">Formulario funcional con envío a Mailchimp/Airtable</text:p>
        </text:list-item>
        <text:list-item>
          <text:p text:style-name="P27">Código limpio, modular y reutilizable</text:p>
        </text:list-item>
        <text:list-item>
          <text:p text:style-name="P27">Animaciones y microinteracciones suaves para mejorar experiencia</text:p>
        </text:list-item>
      </text:list>
      <text:p text:style-name="P5"/>
      <text:p text:style-name="P1">¿Quieres que prepare también contenido textual detallado para cada sección basada en estas narrativas y buyer personas?</text:p>
      <text:p text:style-name="P28"/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4T20:20:48.477000000</meta:creation-date>
    <dc:date>2025-06-14T20:20:54.771000000</dc:date>
    <meta:editing-duration>PT6S</meta:editing-duration>
    <meta:editing-cycles>1</meta:editing-cycles>
    <meta:document-statistic meta:table-count="1" meta:image-count="0" meta:object-count="0" meta:page-count="7" meta:paragraph-count="156" meta:word-count="1288" meta:character-count="8040" meta:non-whitespace-character-count="7021"/>
    <meta:generator>LibreOffice/24.8.7.2$Windows_X86_64 LibreOffice_project/e07d0a63a46349d29051da79b1fde8160bab2a89</meta:generator>
  </office:meta>
</office:document-meta>
</file>